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LAB ENVIRONMENT SETUP</text:p>
          </draw:text-box>
        </draw:frame>
        <draw:frame draw:style-name="TransBox" svg:width="31.8700cm" svg:height="5.5000cm" svg:x="1.0000cm" svg:y="2.3000cm">
          <draw:text-box>
            <text:p text:style-name="PTitleMain">Single-VM Lab Setup</text:p>
          </draw:text-box>
        </draw:frame>
        <draw:frame draw:style-name="TransBox" svg:width="31.8700cm" svg:height="3.5000cm" svg:x="1.0000cm" svg:y="8.8000cm">
          <draw:text-box>
            <text:p text:style-name="PBody">Resource: Notes virt-install man page: Full CLI reference for scripted VM creation virsh man page: VM lifecycle management: start, stop, snapshot, console RHEL 10 — Installation Guide: Official RHEL installation walkt…</text:p>
          </draw:text-box>
        </draw:frame>
        <draw:frame draw:style-name="TransBox" svg:width="31.8700cm" svg:height="0.7000cm" svg:x="1.0000cm" svg:y="17.8000cm">
          <draw:text-box>
            <text:p text:style-name="PFooter">90-labs/single-vm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Prerequisites</text:p>
            <text:p text:style-name="PBullet">▶  Step 1 — Install KVM and virt-install (Host)</text:p>
            <text:p text:style-name="PBullet">▶  Step 2 — Create the VM</text:p>
            <text:p text:style-name="PBullet">▶  Step 3 — RHEL 10 Installation (Anaconda)</text:p>
            <text:p text:style-name="PBullet">▶  Step 4 — First Boot</text:p>
            <text:p text:style-name="PBullet">▶  Step 5 — Baseline Configuration</text:p>
            <text:p text:style-name="PBullet">▶  Step 6 — SSH Key Setup (Recommended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A single RHEL 10 VM covers 95% of the labs in this guide. This page walks through creating it with KVM/QEMU, perfo…</text:p>
            <text:p text:style-name="PBullet">• Estimated time: 30–45 minutes</text:p>
            <text:p text:style-name="PBullet">• What you get: A fully registered, SSH-accessible RHEL 10 VM ready for all Track A–D lab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A Linux workstation with KVM and libvirt installed</text:p>
            <text:p text:style-name="PBullet">• At least 8 GB RAM available on the host (4 GB for the VM, rest for the host)</text:p>
            <text:p text:style-name="PBullet">• 40 GB free disk space</text:p>
            <text:p text:style-name="PBullet">• RHEL 10 ISO download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1 — Install KVM and virt-install (Host)</text:p>
          </draw:text-box>
        </draw:frame>
        <draw:frame draw:style-name="CodeBox" svg:width="31.8700cm" svg:height="13.5500cm" svg:x="1.0000cm" svg:y="4.0000cm">
          <draw:text-box>
            <text:p text:style-name="PCode"># On the KVM host (Fedora/RHEL)
$ sudo dnf install -y qemu-kvm libvirt virt-install virt-manager

$ sudo systemctl enable --now libvirtd

# Verify KVM is functional
$ sudo virsh list --all
 Id   Name   State
--------------------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2 — Create the VM</text:p>
          </draw:text-box>
        </draw:frame>
        <draw:frame draw:style-name="TransBox" svg:width="15.7350cm" svg:height="13.5500cm" svg:x="1.0000cm" svg:y="4.0000cm">
          <draw:text-box>
            <text:p text:style-name="PBullet">• Open the VM console:</text:p>
          </draw:text-box>
        </draw:frame>
        <draw:frame draw:style-name="CodeBox" svg:width="15.7350cm" svg:height="13.5500cm" svg:x="17.1350cm" svg:y="4.0000cm">
          <draw:text-box>
            <text:p text:style-name="PCode">$ sudo virt-install \
  --name rhel10-lab \
  --memory 4096 \
  --vcpus 4 \
  --disk size=40,format=qcow2,bus=virtio \
  --cdrom /path/to/rhel-10.x-x86_64-dvd.iso \
  --os-variant rhel10.0 \
  --network network=default,model=virtio \
  --graphics vnc \
  --noautoconsol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2 — Create the VM (cont.)</text:p>
          </draw:text-box>
        </draw:frame>
        <draw:frame draw:style-name="CodeBox" svg:width="31.8700cm" svg:height="13.5500cm" svg:x="1.0000cm" svg:y="4.0000cm">
          <draw:text-box>
            <text:p text:style-name="PCode">$ virt-manager &amp;
# or
$ sudo virsh console rhel10-la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3 — RHEL 10 Installation (Anaconda)</text:p>
          </draw:text-box>
        </draw:frame>
        <draw:frame draw:style-name="TransBox" svg:width="31.8700cm" svg:height="13.5500cm" svg:x="1.0000cm" svg:y="4.0000cm">
          <draw:text-box>
            <text:p text:style-name="PBullet">• Follow the graphical installer with these settings: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4 — First Boot</text:p>
          </draw:text-box>
        </draw:frame>
        <draw:frame draw:style-name="TransBox" svg:width="31.8700cm" svg:height="13.5500cm" svg:x="1.0000cm" svg:y="4.0000cm">
          <draw:text-box>
            <text:p text:style-name="PBullet">• After reboot, log in as student via the console or SSH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5 — Baseline Configuration</text:p>
          </draw:text-box>
        </draw:frame>
        <draw:frame draw:style-name="CodeBox" svg:width="31.8700cm" svg:height="13.5500cm" svg:x="1.0000cm" svg:y="4.0000cm">
          <draw:text-box>
            <text:p text:style-name="PCode"># Set hostname persistently
$ sudo hostnamectl set-hostname rhel10.lab.local

# Verify sudo works
$ sudo whoami
root

# Install commonly needed tools (used across labs)
$ sudo dnf install -y \
    bash-completion \
    bind-utils \
    tcpdump \
    net-tools \
    lsof \
… (1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6 — SSH Key Setup (Recommended)</text:p>
          </draw:text-box>
        </draw:frame>
        <draw:frame draw:style-name="TransBox" svg:width="15.7350cm" svg:height="13.5500cm" svg:x="1.0000cm" svg:y="4.0000cm">
          <draw:text-box>
            <text:p text:style-name="PBullet">• Generate an SSH key pair on your workstation and copy the public key to the lab VM for passwordless access:</text:p>
          </draw:text-box>
        </draw:frame>
        <draw:frame draw:style-name="CodeBox" svg:width="15.7350cm" svg:height="13.5500cm" svg:x="17.1350cm" svg:y="4.0000cm">
          <draw:text-box>
            <text:p text:style-name="PCode"># On your workstation
$ ssh-keygen -t ed25519 -C "rhca-lab"

$ ssh-copy-id student@192.168.122.1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7 — Snapshot the VM (Strongly Recommended)</text:p>
          </draw:text-box>
        </draw:frame>
        <draw:frame draw:style-name="TransBox" svg:width="15.7350cm" svg:height="13.5500cm" svg:x="1.0000cm" svg:y="4.0000cm">
          <draw:text-box>
            <text:p text:style-name="PBullet">• Take a snapshot before starting any lab so you can roll back quickly:</text:p>
          </draw:text-box>
        </draw:frame>
        <draw:frame draw:style-name="CodeBox" svg:width="15.7350cm" svg:height="13.5500cm" svg:x="17.1350cm" svg:y="4.0000cm">
          <draw:text-box>
            <text:p text:style-name="PCode">$ sudo virsh snapshot-create-as rhel10-lab \
    --name "baseline" \
    --description "Clean RHEL 10 install, student user, tools installed"

# List snapshots
$ sudo virsh snapshot-list rhel10-lab

# Restore to snapshot
$ sudo virsh snapshot-revert rhel10-lab baselin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isk Layout for Storage Labs</text:p>
          </draw:text-box>
        </draw:frame>
        <draw:frame draw:style-name="TransBox" svg:width="15.7350cm" svg:height="13.5500cm" svg:x="1.0000cm" svg:y="4.0000cm">
          <draw:text-box>
            <text:p text:style-name="PBullet">• LVM and filesystem labs (Chapters 03-rhcsa) need extra disk space. Add a second virtual disk:</text:p>
          </draw:text-box>
        </draw:frame>
        <draw:frame draw:style-name="CodeBox" svg:width="15.7350cm" svg:height="13.5500cm" svg:x="17.1350cm" svg:y="4.0000cm">
          <draw:text-box>
            <text:p text:style-name="PCode"># Attach a second 10 GB disk to the running VM
$ sudo virsh attach-disk rhel10-lab \
    /var/lib/libvirt/images/rhel10-lab-extra.qcow2 \
    vdb \
    --driver qemu \
    --subdriver qcow2 \
    --persistent

# Create the image file first if it doesn't exist
$ sudo qemu-img create -f qcow2 \
    /var/lib/libvirt/images/rhel10-lab-extra.qcow2 10G

… (6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ick Reference — VM Management</text:p>
          </draw:text-box>
        </draw:frame>
        <draw:frame draw:style-name="CodeBox" svg:width="31.8700cm" svg:height="13.5500cm" svg:x="1.0000cm" svg:y="4.0000cm">
          <draw:text-box>
            <text:p text:style-name="PCode"># Start VM
$ sudo virsh start rhel10-lab

# Graceful shutdown
$ sudo virsh shutdown rhel10-lab

# Force off
$ sudo virsh destroy rhel10-lab

# Delete VM and its disk (irreversible)
$ sudo virsh undefine rhel10-lab --remove-all-storage

# Get console (use Ctrl+] to detach)
$ sudo virsh console rhel10-la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Before moving on to Chapter 1:</text:p>
            <text:p text:style-name="PBullet">• [ ] ssh student@&lt;vm-ip&gt; works without a password (key auth)</text:p>
            <text:p text:style-name="PBullet">• [ ] sudo dnf update -y completes without errors</text:p>
            <text:p text:style-name="PBullet">• [ ] podman --version returns a version string</text:p>
            <text:p text:style-name="PBullet">• [ ] A baseline snapshot named baseline exists</text:p>
            <text:p text:style-name="PBullet">• [ ] lsblk shows /dev/vdb (second disk attached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roubleshooting</text:p>
          </draw:text-box>
        </draw:frame>
        <draw:frame draw:style-name="TransBox" svg:width="31.8700cm" svg:height="13.5500cm" svg:x="1.0000cm" svg:y="4.0000cm">
          <draw:text-box>
            <text:p text:style-name="PBullet">• Problem: Fix</text:p>
            <text:p text:style-name="PBullet">• No IP address on ens3: sudo nmcli connection up ens3; check if DHCP server on the default libvirt network is runni…</text:p>
            <text:p text:style-name="PBullet">• subscription-manager fails: Check network connectivity; verify RHN credentials; try --force</text:p>
            <text:p text:style-name="PBullet">• SSH connection refused: Confirm sshd is running: sudo systemctl start sshd</text:p>
            <text:p text:style-name="PBullet">• Disk not visible as /dev/vda: Different hypervisor uses /dev/sda — update disk references in labs accordingly</text:p>
            <text:p text:style-name="PBullet">• virt-install fails with No space left: Free up disk space on the host in /var/lib/libvirt/images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ingle-VM Lab Setup</text:p>
          </draw:text-box>
        </draw:frame>
        <draw:frame draw:style-name="TransBox" svg:width="31.8700cm" svg:height="13.5500cm" svg:x="1.0000cm" svg:y="4.0000cm">
          <draw:text-box>
            <text:p text:style-name="PBullet">✓  Overview: A single RHEL 10 VM covers 95% of the labs in this guide. This page walks through creating it wit…</text:p>
            <text:p text:style-name="PBullet">✓  Prerequisites: A Linux workstation with KVM and libvirt installed</text:p>
            <text:p text:style-name="PBullet">✓  Step 1 — Install KVM and virt-install (Host)</text:p>
            <text:p text:style-name="PBullet">✓  Step 2 — Create the VM: Open the VM console:</text:p>
            <text:p text:style-name="PBullet">✓  Step 3 — RHEL 10 Installation (Anaconda): Follow the graphical installer with these settings:</text:p>
            <text:p text:style-name="PBullet">✓  Step 4 — First Boot: After reboot, log in as student via the console or SSH.</text:p>
            <text:p text:style-name="PBullet">✓  Step 5 — Baseline Configuration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